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text-properties fo:font-weight="normal" style:font-weight-asian="normal" style:font-weight-complex="normal"/>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Contents_20_1">
      <style:paragraph-properties>
        <style:tab-stops>
          <style:tab-stop style:position="6.9252in" style:type="right" style:leader-style="dotted" style:leader-text="."/>
        </style:tab-stops>
      </style:paragraph-properties>
    </style:style>
    <style:style style:name="P30" style:family="paragraph" style:parent-style-name="Contents_20_2">
      <style:paragraph-properties>
        <style:tab-stops>
          <style:tab-stop style:position="6.7283in" style:type="right" style:leader-style="dotted" style:leader-text="."/>
        </style:tab-stops>
      </style:paragraph-properties>
    </style:style>
    <style:style style:name="P31" style:family="paragraph" style:parent-style-name="Contents_20_3">
      <style:paragraph-properties>
        <style:tab-stops>
          <style:tab-stop style:position="6.5319in" style:type="right" style:leader-style="dotted" style:leader-text="."/>
        </style:tab-stops>
      </style:paragraph-properties>
    </style:style>
    <style:style style:name="P3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9">1 Preface<text:tab/>7</text:p>
          <text:p text:style-name="P30">1.1 Dedication<text:tab/>7</text:p>
          <text:p text:style-name="P30">1.2 Acknowledgments<text:tab/>7</text:p>
          <text:p text:style-name="P30">1.3 Support Group<text:tab/>7</text:p>
          <text:p text:style-name="P29">2 Introduction<text:tab/>8</text:p>
          <text:p text:style-name="P30">2.1 What Is A Mathematics Computing Environment?<text:tab/>8</text:p>
          <text:p text:style-name="P30">2.2 What Is MathRider?<text:tab/>9</text:p>
          <text:p text:style-name="P30">2.3 What Inspired The Creation Of Mathrider?<text:tab/>10</text:p>
          <text:p text:style-name="P29">3 Downloading And Installing MathRider<text:tab/>10</text:p>
          <text:p text:style-name="P30">3.1 Installing Sun's Java Implementation<text:tab/>10</text:p>
          <text:p text:style-name="P31">3.1.1 Installing Java On A Windows PC<text:tab/>11</text:p>
          <text:p text:style-name="P31">3.1.2 Installing Java On A Macintosh<text:tab/>11</text:p>
          <text:p text:style-name="P31">3.1.3 Installing Java On A Linux PC<text:tab/>11</text:p>
          <text:p text:style-name="P30">3.2 Downloading And Extracting<text:tab/>12</text:p>
          <text:p text:style-name="P31">3.2.1 Extracting The Archive File For Windows Users<text:tab/>12</text:p>
          <text:p text:style-name="P31">3.2.2 Extracting The Archive File For Unix Users<text:tab/>13</text:p>
          <text:p text:style-name="P30">3.3 MathRider's Directory Structure And Execution Instructions<text:tab/>13</text:p>
          <text:p text:style-name="P31">3.3.1 Executing MathRider On Windows Systems<text:tab/>14</text:p>
          <text:p text:style-name="P31">3.3.2 Executing MathRider On Unix Systems<text:tab/>14</text:p>
          <text:p text:style-name="P29">4 The Graphical User Interface<text:tab/>14</text:p>
          <text:p text:style-name="P30">4.1 Buffers And Text Areas<text:tab/>14</text:p>
          <text:p text:style-name="P30">4.2 The Gutter<text:tab/>14</text:p>
          <text:p text:style-name="P30">4.3 Menus<text:tab/>14</text:p>
          <text:p text:style-name="P31">4.3.1 File<text:tab/>15</text:p>
          <text:p text:style-name="P31">4.3.2 Edit<text:tab/>15</text:p>
          <text:p text:style-name="P31">4.3.3 Search<text:tab/>15</text:p>
          <text:p text:style-name="P31">4.3.4 Markers<text:tab/>15</text:p>
          <text:p text:style-name="P31">4.3.5 Folding<text:tab/>16</text:p>
          <text:p text:style-name="P31">4.3.6 View<text:tab/>16</text:p>
          <text:p text:style-name="P31">4.3.7 Utilities<text:tab/>16</text:p>
          <text:p text:style-name="P31">4.3.8 Macros<text:tab/>16</text:p>
          <text:p text:style-name="P31">4.3.9 Plugins<text:tab/>17</text:p>
          <text:p text:style-name="P31">4.3.10 Help<text:tab/>17</text:p>
          <text:p text:style-name="P30">4.4 The Toolbar<text:tab/>17</text:p>
          <text:p text:style-name="P29">5 MathRider's Plugin-Based Extension Mechanism<text:tab/>17</text:p>
          <text:p text:style-name="P30">5.1 What Is A Plugin?<text:tab/>17</text:p>
          <text:p text:style-name="P30">5.2 Which Plugins Are Currently Included When MathRider Is Installed?<text:tab/>17</text:p>
          <text:p text:style-name="P30">5.3 What Kind Of Plugins Are Possible?<text:tab/>18</text:p>
          <text:p text:style-name="P29">6 Exploring The MathRider Application<text:tab/>18</text:p>
          <text:p text:style-name="P30">6.1 The Console<text:tab/>18</text:p>
          <text:p text:style-name="P30"><text:soft-page-break/>6.2 Yacas Program Files<text:tab/>18</text:p>
          <text:p text:style-name="P30">6.3 MathRider Worksheets<text:tab/>18</text:p>
          <text:p text:style-name="P30">6.4 Plugins<text:tab/>18</text:p>
          <text:p text:style-name="P29">7 The Yacas Documentation Plugin<text:tab/>19</text:p>
          <text:p text:style-name="P30">7.1 Mini Web Browser Interface<text:tab/>19</text:p>
          <text:p text:style-name="P30">7.2 Function List<text:tab/>19</text:p>
          <text:p text:style-name="P29">8 Symbolic Vs. Numeric Calculations<text:tab/>19</text:p>
          <text:p text:style-name="P30">8.1 Using The JYacas Console As A Numeric (Scientific) Calculator<text:tab/>19</text:p>
          <text:p text:style-name="P30">8.2 Using The JYacas Console As A Symbolic Calculator<text:tab/>20</text:p>
          <text:p text:style-name="P29">9 Using MathRider As A Programmer's Text Editor<text:tab/>20</text:p>
          <text:p text:style-name="P30">9.1 Creating, Opening, And Saving Files<text:tab/>20</text:p>
          <text:p text:style-name="P30">9.2 Editing Files<text:tab/>20</text:p>
          <text:p text:style-name="P31">9.2.1 Rectangular Selection Mode<text:tab/>20</text:p>
          <text:p text:style-name="P30">9.3 File Modes<text:tab/>20</text:p>
          <text:p text:style-name="P30">9.4 Entering And Executing Yacas Programs<text:tab/>20</text:p>
          <text:p text:style-name="P29">10 MathRider Worksheet Files<text:tab/>20</text:p>
          <text:p text:style-name="P30">10.1 Code Folds<text:tab/>20</text:p>
          <text:p text:style-name="P31">10.1.1 Fold Types<text:tab/>20</text:p>
          <text:p text:style-name="P31">10.1.2 Fold Properties<text:tab/>20</text:p>
          <text:p text:style-name="P30">10.2 Interaction With Plugins<text:tab/>20</text:p>
          <text:p text:style-name="P29">11 Yacas Programming Fundamentals<text:tab/>21</text:p>
          <text:p text:style-name="P30">11.1 Objects, Values, And Expressions<text:tab/>21</text:p>
          <text:p text:style-name="P30">11.2 Operators<text:tab/>22</text:p>
          <text:p text:style-name="P30">11.3 Operator Precedence<text:tab/>23</text:p>
          <text:p text:style-name="P30">11.4 Changing The Order Of Operations In An Expression<text:tab/>23</text:p>
          <text:p text:style-name="P30">11.5 Variables<text:tab/>24</text:p>
          <text:p text:style-name="P30">11.6 Statements<text:tab/>26</text:p>
          <text:p text:style-name="P31">11.6.1 The print Statement<text:tab/>26</text:p>
          <text:p text:style-name="P30">11.7 Strings<text:tab/>27</text:p>
          <text:p text:style-name="P30">11.8 Comments<text:tab/>27</text:p>
          <text:p text:style-name="P30">11.9 Conditional Operators<text:tab/>28</text:p>
          <text:p text:style-name="P30">11.10 Making Decisions With The if Statement<text:tab/>31</text:p>
          <text:p text:style-name="P30">11.11 The and, or, And not Boolean Operators<text:tab/>32</text:p>
          <text:p text:style-name="P30">11.12 Looping With The while Statement<text:tab/>34</text:p>
          <text:p text:style-name="P30">11.13 Long-Running Loops, Infinite Loops, And Interrupting Execution<text:tab/>36</text:p>
          <text:p text:style-name="P30">11.14 Inserting And Deleting Worksheet Cells<text:tab/>37</text:p>
          <text:p text:style-name="P30">11.15 Introduction To More Advanced Object Types<text:tab/>37</text:p>
          <text:p text:style-name="P31">11.15.1 Rational Numbers<text:tab/>37</text:p>
          <text:p text:style-name="P31">11.15.2 Real Numbers<text:tab/>38</text:p>
          <text:p text:style-name="P31">11.15.3 Objects That Hold Sequences Of Other Objects: Lists And Tuples<text:tab/>38</text:p>
          <text:p text:style-name="P32">11.15.3.1 Tuple Packing And Unpacking<text:tab/>40</text:p>
          <text:p text:style-name="P30">11.16 Using while Loops With Lists And Tuples<text:tab/>40</text:p>
          <text:p text:style-name="P30">11.17 The in Operator<text:tab/>41</text:p>
          <text:p text:style-name="P30">11.18 Looping With The for Statement<text:tab/>41</text:p>
          <text:p text:style-name="P30">11.19 Functions<text:tab/>42</text:p>
          <text:p text:style-name="P30"><text:soft-page-break/>11.20 Functions Are Defined Using the def Statement<text:tab/>42</text:p>
          <text:p text:style-name="P30">11.21 A Subset Of Functions Included In MathRider<text:tab/>43</text:p>
          <text:p text:style-name="P30">11.22 Obtaining Information On MathRider Functions<text:tab/>44</text:p>
          <text:p text:style-name="P30">11.23 Information Is Also Available On User-Entered Functions<text:tab/>44</text:p>
          <text:p text:style-name="P30">11.24 Examples Which Use Functions Included With MathRider<text:tab/>45</text:p>
          <text:p text:style-name="P30">11.25 Using srange() And zip() With The for Statement<text:tab/>47</text:p>
          <text:p text:style-name="P30">11.26 List Comprehensions<text:tab/>47</text:p>
          <text:p text:style-name="P29">12 Miscellaneous Topics<text:tab/>48</text:p>
          <text:p text:style-name="P30">12.1 Referencing The Result Of The Previous Operation<text:tab/>48</text:p>
          <text:p text:style-name="P30">12.2 Exceptions<text:tab/>48</text:p>
          <text:p text:style-name="P30">12.3 Obtaining Numeric Results<text:tab/>49</text:p>
          <text:p text:style-name="P30">12.4 Style Guide For Expressions<text:tab/>50</text:p>
          <text:p text:style-name="P30">12.5 Built-in Constants<text:tab/>50</text:p>
          <text:p text:style-name="P30">12.6 Roots<text:tab/>51</text:p>
          <text:p text:style-name="P30">12.7 Symbolic Variables<text:tab/>52</text:p>
          <text:p text:style-name="P30">12.8 Symbolic Expressions<text:tab/>53</text:p>
          <text:p text:style-name="P31">12.8.1 Expanding And Factoring<text:tab/>54</text:p>
          <text:p text:style-name="P31">12.8.2 Miscellaneous Symbolic Expression Examples<text:tab/>54</text:p>
          <text:p text:style-name="P31">12.8.3 Passing Values To Symbolic Expressions<text:tab/>54</text:p>
          <text:p text:style-name="P30">12.9 Symbolic Equations and The solve() Function<text:tab/>55</text:p>
          <text:p text:style-name="P30">12.10 Symbolic Mathematical Functions<text:tab/>56</text:p>
          <text:p text:style-name="P30">12.11 Finding Roots Graphically And Numerically With The find_root() Method<text:tab/>57</text:p>
          <text:p text:style-name="P30">12.12 Displaying Mathematical Objects In Traditional Form<text:tab/>57</text:p>
          <text:p text:style-name="P30">12.13 LaTeX Is Used To Display Objects In Traditional Mathematics Form<text:tab/>58</text:p>
          <text:p text:style-name="P30">12.14 Sets<text:tab/>58</text:p>
          <text:p text:style-name="P29">13 2D Plotting<text:tab/>59</text:p>
          <text:p text:style-name="P30">13.1 The plot() And show() Functions<text:tab/>59</text:p>
          <text:p text:style-name="P31">13.1.1 Combining Plots And Changing The Plotting Color<text:tab/>60</text:p>
          <text:p text:style-name="P31">13.1.2 Combining Graphics With A Graphics Object<text:tab/>60</text:p>
          <text:p text:style-name="P30">13.2 Advanced Plotting With matplotlib<text:tab/>61</text:p>
          <text:p text:style-name="P31">13.2.1 Plotting Data From Lists With Grid Lines And Axes Labels<text:tab/>61</text:p>
          <text:p text:style-name="P31">13.2.2 Plotting With A Logarithmic Y Axis<text:tab/>62</text:p>
          <text:p text:style-name="P31">13.2.3 Two Plots With Labels Inside Of The Plot<text:tab/>63</text:p>
          <text:p text:style-name="P29">14 MathRider Usage Styles<text:tab/>63</text:p>
          <text:p text:style-name="P30">14.1 The Speed Usage Style<text:tab/>63</text:p>
          <text:p text:style-name="P30">14.2 The OpenOffice Presentation Usage Style<text:tab/>64</text:p>
          <text:p text:style-name="P29">15 High School Math Problems (most of the problems are still in development)<text:tab/>64</text:p>
          <text:p text:style-name="P30">15.1 Pre-Algebra<text:tab/>64</text:p>
          <text:p text:style-name="P31">15.1.1 Equations<text:tab/>64</text:p>
          <text:p text:style-name="P31">15.1.2 Expressions<text:tab/>64</text:p>
          <text:p text:style-name="P31">15.1.3 Geometry<text:tab/>64</text:p>
          <text:p text:style-name="P31">15.1.4 Inequalities<text:tab/>64</text:p>
          <text:p text:style-name="P31">15.1.5 Linear Functions<text:tab/>64</text:p>
          <text:p text:style-name="P31">15.1.6 Measurement<text:tab/>64</text:p>
          <text:p text:style-name="P31">15.1.7 Nonlinear Functions<text:tab/>65</text:p>
          <text:p text:style-name="P31"><text:soft-page-break/>15.1.8 Number Sense And Operations<text:tab/>65</text:p>
          <text:p text:style-name="P32">15.1.8.1 Express an integer fraction in lowest terms<text:tab/>65</text:p>
          <text:p text:style-name="P31">15.1.9 Polynomial Functions<text:tab/>66</text:p>
          <text:p text:style-name="P30">15.2 Algebra<text:tab/>66</text:p>
          <text:p text:style-name="P31">15.2.1 Absolute Value Functions<text:tab/>66</text:p>
          <text:p text:style-name="P31">15.2.2 Complex Numbers<text:tab/>66</text:p>
          <text:p text:style-name="P31">15.2.3 Composite Functions<text:tab/>66</text:p>
          <text:p text:style-name="P31">15.2.4 Conics<text:tab/>66</text:p>
          <text:p text:style-name="P31">15.2.5 Data Analysis<text:tab/>66</text:p>
          <text:p text:style-name="P31">15.2.6 Discrete Mathematics <text:tab/>66</text:p>
          <text:p text:style-name="P31">15.2.7 Equations<text:tab/>67</text:p>
          <text:p text:style-name="P32">15.2.7.1 Express a symbolic fraction in lowest terms<text:tab/>67</text:p>
          <text:p text:style-name="P32">15.2.7.2 Determine the product of two symbolic fractions<text:tab/>68</text:p>
          <text:p text:style-name="P32">15.2.7.3 Solve a linear equation for x<text:tab/>69</text:p>
          <text:p text:style-name="P32">15.2.7.4 Solve a linear equation which has fractions<text:tab/>70</text:p>
          <text:p text:style-name="P31">15.2.8 Exponential Functions<text:tab/>71</text:p>
          <text:p text:style-name="P31">15.2.9 Exponents<text:tab/>71</text:p>
          <text:p text:style-name="P31">15.2.10 Expressions<text:tab/>71</text:p>
          <text:p text:style-name="P31">15.2.11 Inequalities<text:tab/>72</text:p>
          <text:p text:style-name="P31">15.2.12 Inverse Functions<text:tab/>72</text:p>
          <text:p text:style-name="P31">15.2.13 Linear Equations And Functions<text:tab/>72</text:p>
          <text:p text:style-name="P31">15.2.14 Linear Programming<text:tab/>72</text:p>
          <text:p text:style-name="P31">15.2.15 Logarithmic Functions<text:tab/>72</text:p>
          <text:p text:style-name="P31">15.2.16 Logistic Functions<text:tab/>72</text:p>
          <text:p text:style-name="P31">15.2.17 Matrices<text:tab/>72</text:p>
          <text:p text:style-name="P31">15.2.18 Parametric Equations<text:tab/>72</text:p>
          <text:p text:style-name="P31">15.2.19 Piecewise Functions<text:tab/>73</text:p>
          <text:p text:style-name="P31">15.2.20 Polynomial Functions<text:tab/>73</text:p>
          <text:p text:style-name="P31">15.2.21 Power Functions<text:tab/>73</text:p>
          <text:p text:style-name="P31">15.2.22 Quadratic Functions<text:tab/>73</text:p>
          <text:p text:style-name="P31">15.2.23 Radical Functions<text:tab/>73</text:p>
          <text:p text:style-name="P31">15.2.24 Rational Functions<text:tab/>73</text:p>
          <text:p text:style-name="P31">15.2.25 Sequences<text:tab/>73</text:p>
          <text:p text:style-name="P31">15.2.26 Series<text:tab/>73</text:p>
          <text:p text:style-name="P31">15.2.27 Systems of Equations<text:tab/>73</text:p>
          <text:p text:style-name="P31">15.2.28 Transformations<text:tab/>74</text:p>
          <text:p text:style-name="P31">15.2.29 Trigonometric Functions<text:tab/>74</text:p>
          <text:p text:style-name="P30">15.3 Precalculus And Trigonometry<text:tab/>74</text:p>
          <text:p text:style-name="P31">15.3.1 Binomial Theorem<text:tab/>74</text:p>
          <text:p text:style-name="P31">15.3.2 Complex Numbers<text:tab/>74</text:p>
          <text:p text:style-name="P31">15.3.3 Composite Functions<text:tab/>74</text:p>
          <text:p text:style-name="P31">15.3.4 Conics<text:tab/>74</text:p>
          <text:p text:style-name="P31">15.3.5 Data Analysis<text:tab/>74</text:p>
          <text:p text:style-name="P31">15.3.6 Discrete Mathematics<text:tab/>75</text:p>
          <text:p text:style-name="P31">15.3.7 Equations<text:tab/>75</text:p>
          <text:p text:style-name="P31">15.3.8 Exponential Functions<text:tab/>75</text:p>
          <text:p text:style-name="P31">15.3.9 Inverse Functions<text:tab/>75</text:p>
          <text:p text:style-name="P31"><text:soft-page-break/>15.3.10 Logarithmic Functions<text:tab/>75</text:p>
          <text:p text:style-name="P31">15.3.11 Logistic Functions<text:tab/>75</text:p>
          <text:p text:style-name="P31">15.3.12 Matrices And Matrix Algebra<text:tab/>75</text:p>
          <text:p text:style-name="P31">15.3.13 Mathematical Analysis<text:tab/>75</text:p>
          <text:p text:style-name="P31">15.3.14 Parametric Equations<text:tab/>76</text:p>
          <text:p text:style-name="P31">15.3.15 Piecewise Functions<text:tab/>76</text:p>
          <text:p text:style-name="P31">15.3.16 Polar Equations<text:tab/>76</text:p>
          <text:p text:style-name="P31">15.3.17 Polynomial Functions<text:tab/>76</text:p>
          <text:p text:style-name="P31">15.3.18 Power Functions<text:tab/>76</text:p>
          <text:p text:style-name="P31">15.3.19 Quadratic Functions<text:tab/>76</text:p>
          <text:p text:style-name="P31">15.3.20 Radical Functions<text:tab/>76</text:p>
          <text:p text:style-name="P31">15.3.21 Rational Functions<text:tab/>76</text:p>
          <text:p text:style-name="P31">15.3.22 Real Numbers<text:tab/>76</text:p>
          <text:p text:style-name="P31">15.3.23 Sequences<text:tab/>77</text:p>
          <text:p text:style-name="P31">15.3.24 Series<text:tab/>77</text:p>
          <text:p text:style-name="P31">15.3.25 Sets<text:tab/>77</text:p>
          <text:p text:style-name="P31">15.3.26 Systems of Equations<text:tab/>77</text:p>
          <text:p text:style-name="P31">15.3.27 Transformations<text:tab/>77</text:p>
          <text:p text:style-name="P31">15.3.28 Trigonometric Functions<text:tab/>77</text:p>
          <text:p text:style-name="P31">15.3.29 Vectors<text:tab/>77</text:p>
          <text:p text:style-name="P30">15.4 Calculus<text:tab/>77</text:p>
          <text:p text:style-name="P31">15.4.1 Derivatives<text:tab/>78</text:p>
          <text:p text:style-name="P31">15.4.2 Integrals<text:tab/>78</text:p>
          <text:p text:style-name="P31">15.4.3 Limits<text:tab/>78</text:p>
          <text:p text:style-name="P31">15.4.4 Polynomial Approximations And Series<text:tab/>78</text:p>
          <text:p text:style-name="P30">15.5 Statistics<text:tab/>78</text:p>
          <text:p text:style-name="P31">15.5.1 Data Analysis<text:tab/>78</text:p>
          <text:p text:style-name="P31">15.5.2 Inferential Statistics<text:tab/>78</text:p>
          <text:p text:style-name="P31">15.5.3 Normal Distributions<text:tab/>78</text:p>
          <text:p text:style-name="P31">15.5.4 One Variable Analysis<text:tab/>78</text:p>
          <text:p text:style-name="P31">15.5.5 Probability And Simulation<text:tab/>79</text:p>
          <text:p text:style-name="P31">15.5.6 Two Variable Analysis<text:tab/>79</text:p>
          <text:p text:style-name="P29">16 High School Science Problems<text:tab/>79</text:p>
          <text:p text:style-name="P30">16.1 Physics<text:tab/>79</text:p>
          <text:p text:style-name="P31">16.1.1 Atomic Physics<text:tab/>79</text:p>
          <text:p text:style-name="P31">16.1.2 Circular Motion<text:tab/>79</text:p>
          <text:p text:style-name="P31">16.1.3 Dynamics<text:tab/>79</text:p>
          <text:p text:style-name="P31">16.1.4 Electricity And Magnetism<text:tab/>79</text:p>
          <text:p text:style-name="P31">16.1.5 Fluids<text:tab/>80</text:p>
          <text:p text:style-name="P31">16.1.6 Kinematics<text:tab/>80</text:p>
          <text:p text:style-name="P31">16.1.7 Light<text:tab/>80</text:p>
          <text:p text:style-name="P31">16.1.8 Optics<text:tab/>80</text:p>
          <text:p text:style-name="P31">16.1.9 Relativity<text:tab/>80</text:p>
          <text:p text:style-name="P31">16.1.10 Rotational Motion<text:tab/>80</text:p>
          <text:p text:style-name="P31">16.1.11 Sound<text:tab/>80</text:p>
          <text:p text:style-name="P31">16.1.12 Waves<text:tab/>80</text:p>
          <text:p text:style-name="P31"><text:soft-page-break/>16.1.13 Thermodynamics<text:tab/>80</text:p>
          <text:p text:style-name="P31">16.1.14 Work<text:tab/>81</text:p>
          <text:p text:style-name="P31">16.1.15 Energy<text:tab/>81</text:p>
          <text:p text:style-name="P31">16.1.16 Momentum<text:tab/>81</text:p>
          <text:p text:style-name="P31">16.1.17 Boiling<text:tab/>81</text:p>
          <text:p text:style-name="P31">16.1.18 Buoyancy<text:tab/>81</text:p>
          <text:p text:style-name="P31">16.1.19 Convection<text:tab/>81</text:p>
          <text:p text:style-name="P31">16.1.20 Density<text:tab/>81</text:p>
          <text:p text:style-name="P31">16.1.21 Diffusion<text:tab/>81</text:p>
          <text:p text:style-name="P31">16.1.22 Freezing<text:tab/>82</text:p>
          <text:p text:style-name="P31">16.1.23 Friction<text:tab/>82</text:p>
          <text:p text:style-name="P31">16.1.24 Heat Transfer<text:tab/>82</text:p>
          <text:p text:style-name="P31">16.1.25 Insulation<text:tab/>82</text:p>
          <text:p text:style-name="P31">16.1.26 Newton's Laws<text:tab/>82</text:p>
          <text:p text:style-name="P31">16.1.27 Pressure<text:tab/>82</text:p>
          <text:p text:style-name="P31">16.1.28 Pulleys<text:tab/>82</text:p>
          <text:p text:style-name="P29">17 Fundamentals Of Computation<text:tab/>83</text:p>
          <text:p text:style-name="P30">17.1 What Is A Computer?<text:tab/>83</text:p>
          <text:p text:style-name="P30">17.2 Contextual Meaning<text:tab/>84</text:p>
          <text:p text:style-name="P30">17.3 Variables<text:tab/>84</text:p>
          <text:p text:style-name="P30">17.4 Models<text:tab/>85</text:p>
          <text:p text:style-name="P30">17.5 Machine Language<text:tab/>86</text:p>
          <text:p text:style-name="P30">17.6 Compilers And Interpreters<text:tab/>89</text:p>
          <text:p text:style-name="P30">17.7 Algorithms<text:tab/>89</text:p>
          <text:p text:style-name="P30">17.8 Computation<text:tab/>91</text:p>
          <text:p text:style-name="P30">17.9 he Mathematics Part Of Mathematics Computing Systems<text:tab/>93</text:p>
        </text:index-body>
      </text:table-of-content>
      <text:p text:style-name="Standard"/>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p text:style-name="Standard"><text:soft-page-break/></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
      <text:p text:style-name="Standard">A significant number of computer algebra systems have been created since the 1960s and the following list contains some of the more popular ones:</text:p>
      <text:p text:style-name="Standard"/>
      <text:p text:style-name="Standard"><text:a xlink:type="simple" xlink:href="http://en.wikipedia.org/wiki/Comparison_of_computer_algebra_systems">http://en.wikipedia.org/wiki/Comparison_of_computer_algebra_systems</text:a></text:p>
      <text:p text:style-name="Standard"/>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
      <text:p text:style-name="Standard">As an example of the difference between traditional mathematics form and text form, here is a formula which is displayed in traditional form:</text:p>
      <text:p text:style-name="Standard"/>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
      <text:p text:style-name="Standard">and here is the same formula in text form:</text:p>
      <text:p text:style-name="Standard"/>
      <text:p text:style-name="P12">a == x^2 + 4*h*x</text:p>
      <text:p text:style-name="Standard"/>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
      <text:p text:style-name="Standard"><text:soft-page-break/>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
      <text:p text:style-name="Standard">MathRider uses Yacas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ext:p text:style-name="Standard"/>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Yacas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Yacas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Yacas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
      <text:p text:style-name="Standard">This book is for MathRider Newbies and it is the first book in what is planned to be a series of MathRider books. <text:s/>It assumes the reader has been exposed to at least one programming language, but has never programmed in Yacas (if your understanding of how computer programming works needs refreshing, you may want to read through the <text:a xlink:type="simple" xlink:href="#11.Fundamentals Of Computation|outline">Fundamentals Of Computing</text:a> section of this book.) <text:s/>This book will teach you enough Yacas to begin solving problems with MathRider. <text:s/>It will help you to <text:soft-page-break/>become a MathRider Novice, but you will need to learn Yacas from books that are dedicated to it before you can become a MathRider Expert. <text:s/></text:p>
      <text:p text:style-name="Standard"/>
      <text:p text:style-name="Standard">If you are a programming newbie, this book will probably be too advanced for you but you can always try working through it to see if you can understand the material presented.</text:p>
      <text:p text:style-name="Standard"/>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
      <text:p text:style-name="Standard">The MathRider website (<text:a xlink:type="simple" xlink:href="http://mathrider.org/">http://mathrider.org</text:a>) contains more information about MathRider along with other MathRider resources.</text:p>
      <text:h text:style-name="Heading_20_2" text:outline-level="2">What Inspired The Creation Of Mathrider?</text:h>
      <text:p text:style-name="Standard">Two of MathRider's main inspirations are Scott McNeally's concept of "No child held back":</text:p>
      <text:p text:style-name="Standard"><text:line-break/><text:a xlink:type="simple" xlink:href="http://weblogs.java.net/blog/turbogeek/archive/2004/09/no_child_held_b_1.html" office:target-frame-name="_blank" xlink:show="new">http://weblogs.java.net/blog/turbogeek/archive/2004/09/no_child_held_b_1.html</text:a> </text:p>
      <text:p text:style-name="Standard"/>
      <text:p text:style-name="Standard">and Steve Yegge's thoughts on learning mathematics:<text:line-break/><text:line-break/>"</text:p>
      <text:p text:style-name="Standard">1) Math is a lot easier to pick up after you know how to program. In fact, if you're a halfway decent programmer, you'll find it's almost a snap.<text:line-break/><text:line-break/>2) They teach math all wrong in school. Way, WAY wrong. If you teach yourself math the right way, you'll learn faster, remember it longer, and it'll be much more valuable to you as a programmer.</text:p>
      <text:p text:style-name="Standard"/>
      <text:p text:style-name="P21">3) The right way to learn math is breadth-first, not depth-first. You need to survey the space, learn the names of things, figure out what's what." <text:line-break/><text:line-break/><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text:soft-page-break/>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with your browser:</text:p>
      <text:p text:style-name="Standard"/>
      <text:p text:style-name="P19"><text:a xlink:type="simple" xlink:href="http://mathrider.org/java_test.html">http://mathrider.org/java_test.html</text:a></text:p>
      <text:p text:style-name="Standard"/>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Standard"/>
      <text:p text:style-name="Standard">java -version</text:p>
      <text:p text:style-name="Standard"/>
      <text:p text:style-name="Standard">Currently, the MathRider project has the following two options for people who need to install Sun's <text:soft-page-break/>Java:</text:p>
      <text:p text:style-name="Standard"/>
      <text:p text:style-name="P26">1) Locate the Java information documentation for your Linux distribution and carefully follow the instructions provided for installing Sun's Java on your system. <text:s/></text:p>
      <text:p text:style-name="P26"/>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
      <text:p text:style-name="Standard">MathRider is hosted at java.net and the URL for the project website is:</text:p>
      <text:p text:style-name="Standard"/>
      <text:p text:style-name="P19"><text:a xlink:type="simple" xlink:href="https://mathrider.dev.java.net/">https://mathrider.dev.java.net</text:a></text:p>
      <text:p text:style-name="Standard"/>
      <text:p text:style-name="Standard">MathRider can be obtained by selecting the "download" tab and choosing the correct download file for your computer. <text:s/>Place the file in the place on your hard drive where you want MathRider to be located. <text:s/><text:span text:style-name="T8">For Windows users, it is recommended that MathRider be placed somewhere on c: drive.</text:span></text:p>
      <text:p text:style-name="Standard"/>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6">Extract All...</text:span> from the pop up menu.</text:p>
      <text:p text:style-name="Standard"/>
      <text:p text:style-name="Standard">After the extraction process is complete, a new folder called "mathrider" should be present in the same folder that holds the archive file.'</text:p>
      <text:h text:style-name="Heading_20_3" text:outline-level="3"><text:soft-page-break/>Extracting The Archive File For Unix Users</text:h>
      <text:p text:style-name="Standard">One way Unix users can extract the download file is to open a shell, change <text:s/>to the directory that contains the archive file, and extract it using the following command:</text:p>
      <text:p text:style-name="Standard"/>
      <text:p text:style-name="P27">tar -xvjf &lt;name of archive file&gt;</text:p>
      <text:p text:style-name="Standard"/>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Standard"/>
      <text:p text:style-name="P28"><text:span text:style-name="T6">doc</text:span> - Contains MathRider's documentation files.</text:p>
      <text:p text:style-name="P28"/>
      <text:p text:style-name="P28"><text:span text:style-name="T6">examples</text:span> - Contains various example programs, some of which are pre-opened when MathRider is first executed.</text:p>
      <text:p text:style-name="P28"/>
      <text:p text:style-name="P28"><text:span text:style-name="T6">jars</text:span> - Holds plugins, code libraries, and support scripts.</text:p>
      <text:p text:style-name="P28"/>
      <text:p text:style-name="P28"><text:span text:style-name="T6">macros</text:span> - Contains various scripts that can be executed by the user.</text:p>
      <text:p text:style-name="P28"/>
      <text:p text:style-name="P28"><text:span text:style-name="T6">modes</text:span> - Contains files which tell MathRider how to do syntax highlighting, etc. for various file types. <text:s/></text:p>
      <text:p text:style-name="P28"/>
      <text:p text:style-name="P28"><text:span text:style-name="T6">settings</text:span> - Contains the application's main settings files.</text:p>
      <text:p text:style-name="P28"/>
      <text:p text:style-name="P28"><text:span text:style-name="T6">startup</text:span> - Contains startup scripts that are executed each time MathRider launches.</text:p>
      <text:p text:style-name="P28"/>
      <text:p text:style-name="P28"><text:span text:style-name="T6">jedit.jar</text:span> - Holds the core jEdit application which MathRider builds upon.</text:p>
      <text:p text:style-name="P28"/>
      <text:p text:style-name="P28"><text:span text:style-name="T8">unix_run.sh</text:span> - The script used to execute MathRider on Unix systems.</text:p>
      <text:p text:style-name="P28"/>
      <text:p text:style-name="P28"><text:span text:style-name="T8">win_run.bat</text:span> - The batch file used to execute MathRider on Windows systems.</text:p>
      <text:p text:style-name="P28"/>
      <text:h text:style-name="Heading_20_3" text:outline-level="3"><text:soft-page-break/>Executing MathRider On Windows Systems</text:h>
      <text:p text:style-name="P22">Open the <text:span text:style-name="T6">mathrider</text:span> folder and double click on the <text:span text:style-name="T8">win_run</text:span> file.</text:p>
      <text:h text:style-name="Heading_20_3" text:outline-level="3">Executing MathRider On Unix Systems</text:h>
      <text:p text:style-name="P22">Open a shell, change to the <text:span text:style-name="T6">mathrider</text:span> folder, and execute the <text:span text:style-name="T8">unix_run.sh</text:span> script by typing the following:</text:p>
      <text:p text:style-name="P22"/>
      <text:p text:style-name="P18">sh unix_run.sh</text:p>
      <text:p text:style-name="P18"/>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7">In MathRider, open files are called </text:span><text:span text:style-name="T6">buffers</text:span><text:span text:style-name="T7"> and they are viewed through one or more </text:span><text:span text:style-name="T6">text areas</text:span><text:span text:style-name="T7">. <text:s/>Each 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6">Undo</text:span>, <text:span text:style-name="T6">Redo</text:span>, <text:span text:style-name="T6">Cut</text:span>, <text:span text:style-name="T6">Copy</text:span>, and <text:span text:style-name="T6">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6">Find...</text:span><text:span text:style-name="T7"> command (which is the first command in the Search menu). <text:s/>A </text:span><text:span text:style-name="T6">Search And Replace</text:span><text:span text:style-name="T7"> dialog window will then appear which contains access to most of the search commands.</text:span></text:p>
      <text:p text:style-name="P13"/>
      <text:p text:style-name="Standard"><text:span text:style-name="T7">At the top of this dialog window is a text area labeled </text:span><text:span text:style-name="T6">Search for</text:span><text:span text:style-name="T7"> which allows the user to enter text they would like to find. <text:s/>Immediately below it is text area labeled </text:span><text:span text:style-name="T6">Replace with</text:span><text:span text:style-name="T7"> which is for entering optional text that can be used to replace text that is found during a search.</text:span></text:p>
      <text:p text:style-name="P13"/>
      <text:p text:style-name="Standard"><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P13"/>
      <text:p text:style-name="Standard"><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HyperSearch (which collects multiple search results in a text area).</text:span></text:p>
      <text:p text:style-name="P13"/>
      <text:p text:style-name="Standard"><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text:soft-page-break/>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6">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
      <text:p text:style-name="Standard">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Standard"/>
      <text:p text:style-name="Standard">The <text:span text:style-name="T6">Scrolling</text:span> sub-menu contains commands for scrolling a text area.</text:p>
      <text:p text:style-name="Standard"/>
      <text:p text:style-name="Standard">The <text:span text:style-name="T6">Splitting</text:span> sub-menu contains commands which allow a text area to be split into multiple sections so that different parts of a buffer can be edited at the same time. <text:s/>When you are done using a split view of a buffer, select the <text:span text:style-name="T6">Unsplit All</text:span> command and the buffer will be shown in a single text area again.</text:p>
      <text:p text:style-name="Standard"/>
      <text:p text:style-name="Standard">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Standard">The utilities menu contains a significant number of commands, some that are useful to beginners and others that are meant for experts. <text:s/>The two commands that are most useful to beginners are the <text:span text:style-name="T6">Buffer Options</text:span> command and the <text:span text:style-name="T6">Global Options</text:span> command. <text:s/>The <text:span text:style-name="T6">Buffer Options</text:span> command allows the currently selected buffer to be customized and the <text:span text:style-name="T6">Global Options</text:span> command brings up a rich dialog window that allows numerous aspects of the MathRider application to be configured.</text:p>
      <text:p text:style-name="Standard"/>
      <text:p text:style-name="Standard">Feel free to explore these two commands in order to learn more about what they do.</text:p>
      <text:h text:style-name="Heading_20_3" text:outline-level="3">Macros</text:h>
      <text:p text:style-name="Standard"><text:span text:style-name="T6">Macros</text:span> are small programs that perform useful tasks for the user. <text:s/>The top of the <text:span text:style-name="T6">Macros</text:span> menu contains commands which allow macros to be created by recording a sequence of user steps which can be saved for later execution. <text:s/>The bottom of the <text:span text:style-name="T6">Macros</text:span> menu contains macros that can be executed as needed.</text:p>
      <text:p text:style-name="Standard"/>
      <text:p text:style-name="Standard">The main language that MathRider uses for macros is called <text:span text:style-name="T6">BeanShell</text:span> and it is based upon Java's syntax. <text:s/>Significant parts of MathRider are written in BeanShell including most of the commands which are present in the menus. <text:s/>After a user knows how to program in BeanShell, it can be used to <text:soft-page-break/>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6">Help</text:span> menu is the <text:span text:style-name="T6">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provide an application with extended capabilities and they are similar in concept to physical world components. <text:s/>As an example, think of a plai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Standard"/>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Code2HTML</text:p>
      <text:p text:style-name="P22"/>
      <text:p text:style-name="P22">Console</text:p>
      <text:p text:style-name="P22"/>
      <text:p text:style-name="P22">Calculator</text:p>
      <text:p text:style-name="P22"/>
      <text:p text:style-name="P22">ErrorList</text:p>
      <text:p text:style-name="P22"/>
      <text:p text:style-name="P22">GeoGebra</text:p>
      <text:p text:style-name="P22"/>
      <text:p text:style-name="P22"><text:soft-page-break/>HotEqn</text:p>
      <text:p text:style-name="P22"/>
      <text:p text:style-name="P22">JSciCalc</text:p>
      <text:p text:style-name="P22"/>
      <text:p text:style-name="P22">JYacas</text:p>
      <text:p text:style-name="P22"/>
      <text:p text:style-name="P22">LaTeX Tools</text:p>
      <text:p text:style-name="P22"/>
      <text:p text:style-name="P22">Project Viewer</text:p>
      <text:p text:style-name="P22"/>
      <text:p text:style-name="P22">QuickNotepad</text:p>
      <text:p text:style-name="P22"/>
      <text:p text:style-name="P22">SideKick</text:p>
      <text:p text:style-name="P22"/>
      <text:p text:style-name="P22">YacasDocs</text:p>
      <text:p text:style-name="P22"/>
      <text:h text:style-name="P24" text:outline-level="2">What Kinds Of Plugins Are Possible?</text:h>
      <text:p text:style-name="P25"/>
      <text:p text:style-name="P25">Plugins based on Java applets</text:p>
      <text:p text:style-name="P25"/>
      <text:p text:style-name="P25">Plugins based on Java applications</text:p>
      <text:p text:style-name="P25"/>
      <text:p text:style-name="P22"/>
      <text:h text:style-name="Heading_20_1" text:outline-level="1">Exploring The MathRider Application</text:h>
      <text:h text:style-name="Heading_20_2" text:outline-level="2">The Console</text:h>
      <text:p text:style-name="Standard">The lower left window contains consoles. <text:s/>Switch the console to JYacas by pressing the little black inverted triangle which is near the word "System". <text:s/>Select the JYacas console and when it comes up, enter expressions and execute them by pressing <text:span text:style-name="T6">&lt;enter&gt;</text:span>.</text:p>
      <text:h text:style-name="Heading_20_2" text:outline-level="2">Yacas Program Files</text:h>
      <text:p text:style-name="Standard">The Yacas programs in the text window (which have .ys extensions) can be executed by placing the cursor in a window and pressing <text:span text:style-name="T6">&lt;shift&gt;&lt;enter&gt;</text:span>. <text:s/>The output will be displayed in the JYacas console window.</text:p>
      <text:h text:style-name="Heading_20_2" text:outline-level="2">MathRider Worksheets</text:h>
      <text:p text:style-name="Standard">The most interesting files are MathRider worksheet files (which are the</text:p>
      <text:p text:style-name="Standard">ones that end with a .mws extension). <text:s/>MathRider worksheets consist of "folds" </text:p>
      <text:p text:style-name="Standard">which contain different types of code that can be executed by pressing </text:p>
      <text:p text:style-name="Standard"><text:span text:style-name="T6">&lt;shift&gt;&lt;enter&gt;</text:span> inside of a fold. <text:s/>Select the worksheet_demo_1.mws window and </text:p>
      <text:p text:style-name="Standard"><text:soft-page-break/>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
      <text:p text:style-name="Standard">The right side of the application also contains a plugin called Yacas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
      <text:p text:style-name="Standard">The tabs at the bottom of the screen which read "Activity Log", "Console", <text:s/>and "Error List" are all plugins that can be shown and hidden as needed.</text:p>
      <text:p text:style-name="Standard"/>
      <text:p text:style-name="Standard">Go back to the JSciCalc plugin and press the small black inverted triangle that is near it. <text:s/>A pop up menu will appear which has menu items such as "Float", "Dock at Top", etc. <text:s/>Select the "Float" menu item and see what happens.</text:p>
      <text:p text:style-name="Standard"/>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
      <text:p text:style-name="Standard">Try moving the plugins at the bottom of the screen around the same way (and try not to have too much fun doing this :-)</text:p>
      <text:p text:style-name="Standard"/>
      <text:p text:style-name="Standard">Go to the "Plugins" menu at the top of the screen and select the Calculator plugin. <text:s/>You can also play with docking and undocking it if you would like.</text:p>
      <text:p text:style-name="Standard"/>
      <text:p text:style-name="Standard">Finally, whatever configuration the plugins are in when you close MathRider, they will be preserved when it is launched again.</text:p>
      <text:h text:style-name="Heading_20_1" text:outline-level="1">The Yacas Documentation Plugin</text:h>
      <text:h text:style-name="Heading_20_2" text:outline-level="2">Mini Web Browser Interface</text:h>
      <text:p text:style-name="Standard"/>
      <text:h text:style-name="Heading_20_2" text:outline-level="2">Function List</text:h>
      <text:p text:style-name="Standard"/>
      <text:p text:style-name="Standard"/>
      <text:p text:style-name="Standard"/>
      <text:p text:style-name="Standard"/>
      <text:h text:style-name="Heading_20_1" text:outline-level="1"><text:soft-page-break/>Symbolic Vs. Numeric Calculations</text:h>
      <text:p text:style-name="Standard"/>
      <text:h text:style-name="Heading_20_2" text:outline-level="2">Using The JYacas Console As A Numeric (Scientific) Calculator</text:h>
      <text:p text:style-name="Standard"/>
      <text:p text:style-name="Standard"/>
      <text:h text:style-name="Heading_20_2" text:outline-level="2">Using The JYacas Console As A Symbolic Calculator</text:h>
      <text:p text:style-name="Standard"/>
      <text:p text:style-name="Standard"/>
      <text:h text:style-name="Heading_20_1" text:outline-level="1">Using MathRider As A Programmer's Text Editor</text:h>
      <text:h text:style-name="Heading_20_2" text:outline-level="2">Creating, Opening, And Saving Files</text:h>
      <text:p text:style-name="Standard"/>
      <text:p text:style-name="Standard"/>
      <text:h text:style-name="Heading_20_2" text:outline-level="2">Editing Files</text:h>
      <text:p text:style-name="Standard"/>
      <text:h text:style-name="Heading_20_3" text:outline-level="3">Rectangular Selection Mode</text:h>
      <text:p text:style-name="Standard"/>
      <text:p text:style-name="Standard"/>
      <text:h text:style-name="Heading_20_2" text:outline-level="2">File Modes</text:h>
      <text:p text:style-name="Standard"/>
      <text:h text:style-name="Heading_20_2" text:outline-level="2">Entering And Executing Yacas Programs</text:h>
      <text:p text:style-name="Standard"/>
      <text:p text:style-name="Standard"/>
      <text:h text:style-name="Heading_20_1" text:outline-level="1">MathRider Worksheet Files</text:h>
      <text:p text:style-name="Standard"/>
      <text:h text:style-name="Heading_20_2" text:outline-level="2">Code Folds</text:h>
      <text:p text:style-name="Standard"/>
      <text:h text:style-name="Heading_20_3" text:outline-level="3">Fold Types</text:h>
      <text:p text:style-name="Standard"/>
      <text:h text:style-name="Heading_20_3" text:outline-level="3"><text:soft-page-break/>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Yacas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ext:soft-page-break/>type(3)</text:p>
      <text:p text:style-name="Standard">|</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text:soft-page-break/>-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text:soft-page-break/>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
      <text:p text:style-name="Standard">In the following example, a variable called box is created and the number 7 is assigned to it:</text:p>
      <text:p text:style-name="Standard"/>
      <text:p text:style-name="Standard">box = 7</text:p>
      <text:p text:style-name="Standard">|</text:p>
      <text:p text:style-name="Standard"><text:soft-page-break/></text:p>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text:soft-page-break/></text:p>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oft-page-break/><text:s text:c="4"/>2</text:p>
      <text:p text:style-name="Standard"><text:s text:c="4"/>3</text:p>
      <text:p text:style-name="Standard"/>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text:soft-page-break/>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text:soft-page-break/>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 text:c="4"/>2 &gt; 3 : False</text:p>
      <text:p text:style-name="Standard"><text:s text:c="4"/>2 &gt;= 3 : False</text:p>
      <text:p text:style-name="Standard"/>
      <text:p text:style-name="Standard"># Example 2.</text:p>
      <text:p text:style-name="Standard"><text:soft-page-break/>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text:soft-page-break/></text:p>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text:soft-page-break/>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text:soft-page-break/></text:p>
      <text:p text:style-name="Standard">and<text:tab/></text:p>
      <text:p text:style-name="Standard"/>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text:soft-page-break/>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text:soft-page-break/></text:p>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Infinite loop example program.</text:p>
      <text:p text:style-name="Standard"/>
      <text:p text:style-name="Standard">x = 1</text:p>
      <text:p text:style-name="Standard">while x &lt; 10:</text:p>
      <text:p text:style-name="Standard"><text:soft-page-break/><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ext:soft-page-break/>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text:soft-page-break/>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multiple results instead of print statements:</text:p>
      <text:p text:style-name="Standard"/>
      <text:p text:style-name="Standard">print type(())</text:p>
      <text:p text:style-name="Standard"><text:soft-page-break/>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text:soft-page-break/>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text:soft-page-break/>for &lt;target&gt; in &lt;object&gt;:</text:p>
      <text:p text:style-name="Standard"><text:tab/>&lt;statement&gt;</text:p>
      <text:p text:style-name="Standard"><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oft-page-break/><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text:soft-page-break/>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text:soft-page-break/>#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text:soft-page-break/></text:p>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text:soft-page-break/>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text:soft-page-break/>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text:soft-page-break/>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text:soft-page-break/>3.14159265358979</text:p>
      <text:p text:style-name="Standard">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text:soft-page-break/>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text:soft-page-break/>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5*c + 4*b + 7*a</text:p>
      <text:p text:style-name="Standard">(a + b) - (x + 2*b)</text:p>
      <text:p text:style-name="Standard">|</text:p>
      <text:p text:style-name="Standard">-x - b + a</text:p>
      <text:p text:style-name="Standard">3*a^2 - a*(a -5)</text:p>
      <text:p text:style-name="Standard">|</text:p>
      <text:p text:style-name="Standard">3*a^2 - (a - 5)*a</text:p>
      <text:p text:style-name="Standard"><text:soft-page-break/>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text:soft-page-break/></text:p>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p text:style-name="Standard"/>
      <text:p text:style-name="Standard">The following example accomplishes the same work that the previous example did, except it uses more <text:soft-page-break/>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ext:soft-page-break/>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text:soft-page-break/>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ext:soft-page-break/>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text:soft-page-break/>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
      <text:h text:style-name="Heading_20_2" text:outline-level="2"><text:soft-page-break/>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text:soft-page-break/>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text:soft-page-break/></text:p>
      <text:p text:style-name="Standard">The OpenOffice Presentation style is designed to allow a person with no mathematical document creation skills to develop mathematical documents with minimal effort. <text:s/>This presentation style is 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text:soft-page-break/>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text:soft-page-break/>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soft-page-break/><text:a xlink:type="simple" xlink:href="http://en.wikipedia.org/wiki/Conics">http://en.wikipedia.org/wiki/Con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soft-page-break/>|</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text:soft-page-break/>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soft-page-break/>"""</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text:soft-page-break/></text:p>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text:soft-page-break/>(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text:soft-page-break/>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soft-page-break/><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text:soft-page-break/>(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text:soft-page-break/>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soft-page-break/><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soft-page-break/><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text:soft-page-break/>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text:soft-page-break/>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soft-page-break/><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text:soft-page-break/>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text:soft-page-break/>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text:soft-page-break/>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ext:soft-page-break/>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text:soft-page-break/>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ext:soft-page-break/>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text:soft-page-break/>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text:soft-page-break/>programming language and then it is recored in a document. <text:s/>This document is then passed from the problem solver to the coder for encoding into a programming language.</text:p>
      <text:p text:style-name="Standard"/>
      <text:p text:style-name="Standard">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text:soft-page-break/>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text:soft-page-break/>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text:soft-page-break/>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text:soft-page-break/></text:p>
      <text:p text:style-name="Standard">Therefore, mathematics can be though of as a science that deals with the systematic properties of 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Yacas information.</text:p>
      <text:p text:style-name="Standard"/>
      <text:p text:style-name="Standard">----</text:p>
      <text:p text:style-name="Standard">Yacas can evaluate limits (which are the beginnings of calculus). The syntax is:</text:p>
      <text:p text:style-name="Standard"/>
      <text:p text:style-name="Standard">Limit(var, val) expr</text:p>
      <text:p text:style-name="Standard"/>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text:soft-page-break/></text:p>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Yacas line will still yield "Undefined":</text:p>
      <text:p text:style-name="Standard"/>
      <text:p text:style-name="Standard">Limit(x,1) x/0</text:p>
      <text:p text:style-name="Standard"/>
      <text:p text:style-name="Standard">Moving on from limits, you can do calculus derivatives with Yacas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Yacas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text:soft-page-break/></text:p>
      <text:p text:style-name="Standard">----</text:p>
      <text:p text:style-name="Standard">Thus, "This text" is what is called one token, surrounded by quotes, in Yacas.</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Yacas to simplify an expression to a number.</text:p>
      <text:p text:style-name="Standard">----</text:p>
      <text:p text:style-name="Standard">Yacas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Yacas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Yacas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Yacas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p>
      <text:p text:style-name="Standard">Yacas as a symbolic calculator</text:p>
      <text:p text:style-name="Standard"><text:soft-page-break/></text:p>
      <text:p text:style-name="Standard">We are ready to try some calculations. Yacas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Yacas shines. It was built specifically to do calculations that have expressions as answers.</text:p>
      <text:p text:style-name="Standard">----</text:p>
      <text:p text:style-name="Standard">In Yacas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Yacas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Yacas offers some more powerful symbolic manipulation operations. A few will be shown here to wetten the appetite.</text:p>
      <text:p text:style-name="Standard"/>
      <text:p text:style-name="Standard">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Yacas.</text:p>
      <text:p text:style-name="Standard">----</text:p>
      <text:p text:style-name="Standard">This is a small tour of the capabilities Yacas currently offers. Note that this list of examples is far from complete. Yacas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oft-page-break/><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Yacas can deal with arbitrary precision numbers. It can work with large integers, like 20! (The ! means factorial, thus 1*2*3*...*20).</text:p>
      <text:p text:style-name="Standard">----</text:p>
      <text:p text:style-name="Standard">As we saw before, rational numbers will stay rational as long as the numerator and denominator are integers, so 55/10 will evaluate to 11/2. You can override this behavior by using the numerical evaluation function N(). For example, N(55/10) will evaluate to 5.5 . This behavior holds for most math functions. Yacas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Yacas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Yacas library. Examples are Exp(1), Sin(2), ArcSin(1/2), Sqrt(2). These will not evaluate to a numeric result in general, unless the result is an integer, like Sqrt(4). If asked to reduce the result to a numeric approximation with the function N, then Yacas will do so, as for example in N(Sqrt(2),50).</text:p>
      <text:p text:style-name="Standard"><text:soft-page-break/>----</text:p>
      <text:p text:style-name="Standard">Variables</text:p>
      <text:p text:style-name="Standard"/>
      <text:p text:style-name="Standard">Yacas supports variables. You can set the value of a variable with the := infix operator, as in a:=1;. The variable can then be used in expressions, and everywhere where it is referred to, it will be replaced by its value, a.</text:p>
      <text:p text:style-name="Standard">----</text:p>
      <text:p text:style-name="Standard">To clear a variable binding, execute Clear(a);. A variable will evaluate to itself after a call to clear it (so after the call to clear a above, calling a should now return a). This is one of the properties of the evaluation scheme of Yacas;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Yacas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Yacas predefines True and False as boolean values. Functions returning boolean values are called predicates. For example, IsNumber() and IsInteger() are predicates defined in the Yacas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Yacas supports strings and lists. Strings are simply sequences of characters enclosed by double quotes, for example: "this is a string with \"quotes\" in it".</text:p>
      <text:p text:style-name="Standard">----</text:p>
      <text:p text:style-name="Standard">Lists are ordered groups of items, as usual. Yacas represents lists by putting the objects between braces and separating them with commas. The list consisting of objects a, b, and c could be entered by typing {a,b,c}.</text:p>
      <text:p text:style-name="Standard">----</text:p>
      <text:p text:style-name="Standard"><text:soft-page-break/>In Yacas,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Mathematical calculations require versatile transformations on symbolic quantities. Instead of trying to define all possible transformations, Yacas provides a simple and easy to use pattern matching scheme for manipulating expressions according to user-defined rules.</text:p>
      <text:p text:style-name="Standard">----</text:p>
      <text:p text:style-name="Standard">Yacas itself is designed as a small core engine executing a large library of rules to match and replace patterns.</text:p>
      <text:p text:style-name="Standard">----</text:p>
      <text:p text:style-name="Standard">One simple application of pattern-matching rules is to define new functions. (This is actually the only way Yacas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soft-page-break/>----</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Yacas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oft-page-break/><text:s text:c="4"/>* 20 # f(_n)_(IsIntegerGreaterThanZero(n)) &lt;-- n*f(n-1);</text:p>
      <text:p text:style-name="Standard"/>
      <text:p text:style-name="Standard">The underscore after the function object denotes a "postpredicate" that should return True or else there is no match. This predicate may be a complicated expression involving several logical operations, <text:span text:style-name="T6">unlike the simple checking of just one predicate in the n_IsIntegerGreaterThanZero construct</text:span><text:span text:style-name="T7">.</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Yacas library):</text:p>
      <text:p text:style-name="Standard"/>
      <text:p text:style-name="Standard"><text:soft-page-break/><text:s text:c="4"/>* 10 # _x + 0 &lt;-- x;</text:p>
      <text:p text:style-name="Standard"><text:s text:c="4"/>* 20 # _x - _x &lt;-- 0;</text:p>
      <text:p text:style-name="Standard"><text:s text:c="4"/>* ArcSin(Sin(_x)) &lt;-- x;</text:p>
      <text:p text:style-name="Standard"/>
      <text:p text:style-name="Standard"><text:span text:style-name="T6">The last rule has no explicit precedence specified in it (the precedence zero will be assigned automatically by the system)</text:span>.</text:p>
      <text:p text:style-name="Standard">----</text:p>
      <text:p text:style-name="Standard">----</text:p>
      <text:p text:style-name="Standard">Yacas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Yacas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text:soft-page-break/>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6">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text:soft-page-break/>way to do it in Yacas.)</text:p>
      <text:p text:style-name="Standard"/>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Yacas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Yacas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text:soft-page-break/>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Yacas is the construct of a macro. In its essence, a macro is a prescription to create another program before executing the program.</text:p>
      <text:p text:style-name="Standard"><text:soft-page-break/>----</text:p>
      <text:p text:style-name="Standard">An example perhaps explains it best. Evaluate the following expression Macro(for,{st,pr,in,bd}) [(@st);While(@pr)[(@bd);(@in);];];.</text:p>
      <text:p text:style-name="Standard">----</text:p>
      <text:p text:style-name="Standard">This expression defines a macro that allows for looping. Yacas has a For function already, but this is how it could be defined in one line (In Yacas the For function is bodied, we left that out here for clarity, as the example is about macros).</text:p>
      <text:p text:style-name="Standard">----</text:p>
      <text:p text:style-name="Standard">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Yacas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Yacas about this infix operator with Infix("xx", OpPrecedence("/"));. <text:s/>Here we told Yacas that the operator xx is to have the same precedence as the division operator.</text:p>
      <text:p text:style-name="Standard">----</text:p>
      <text:p text:style-name="Standard">We can now proceed to tell Yacas how to evaluate expressions involving the operator xx by defining it as we would with a function, a xx b := a/b + b/a;.</text:p>
      <text:p text:style-name="Standard">----</text:p>
      <text:p text:style-name="Standard">You can verify for yourself 3 xx 2 + 1; and 1 + 3 xx 2; return the same value, and that they follow the 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text:soft-page-break/>otherwise Yacas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Yacas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Yacas: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Yacas can not quite figure out what you typed. This happens when the operators are right next to each other and all consist of symbols (and could thus in principle form a single operator). Yacas will raise an error in that case. This can be avoided by inserting spaces.</text:p>
      <text:p text:style-name="Standard">----</text:p>
      <text:p text:style-name="Standard">One use of lists is the associative list, sometimes called a dictionary in other programming languages, which is implemented in Yacas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soft-page-break/>----</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Yacas deals with complex numbers internally.</text:p>
      <text:p text:style-name="Standard">----</text:p>
      <text:p text:style-name="Standard">----</text:p>
      <text:p text:style-name="Standard">Linear Algebra</text:p>
      <text:p text:style-name="Standard"/>
      <text:p text:style-name="Standard">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Yacas can perform multiplication of matrices, vectors and numbers as usual in linear algebra. The standard Yacas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Yacas can be "threaded". This means that calling the function with a list as argument <text:soft-page-break/>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
      <text:p text:style-name="Standard">For some work it pays to understand how things work under the hood. Internally, Yacas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Yacas from evaluating something, you can use the function Hold, as FullForm(Hold(1+2)).</text:p>
      <text:p text:style-name="Standard">----</text:p>
      <text:p text:style-name="Standard">The function Eval is the opposite, it instructs Yacas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oft-page-break/><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Yacas(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34 - <text:date style:data-style-name="N37" text:date-value="2008-05-13T03:04:23.44" text:fixed="true">05/13/08</text:date><text:tab/>MathRider For Newbies<text:tab/><text:page-number text:select-page="current">111</text:page-number>/<text:page-count>112</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5-20T23:56:51</dc:date>
    <meta:editing-cycles>41</meta:editing-cycles>
    <meta:editing-duration>P2DT0H16M55S</meta:editing-duration>
    <meta:user-defined meta:name="Info 1"/>
    <meta:user-defined meta:name="Info 2"/>
    <meta:user-defined meta:name="Info 3"/>
    <meta:user-defined meta:name="Info 4"/>
    <meta:document-statistic meta:table-count="1" meta:image-count="0" meta:object-count="2" meta:page-count="112" meta:paragraph-count="3038" meta:word-count="31479" meta:character-count="187232"/>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